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Mouse_RFID</text:p>
          </table:table-cell>
          <table:table-cell office:value-type="string">
            <text:p>unique_identifier</text:p>
          </table:table-cell>
          <table:table-cell office:value-type="string">
            <text:p>group</text:p>
          </table:table-cell>
          <table:table-cell office:value-type="string">
            <text:p>repetition</text:p>
          </table:table-cell>
          <table:table-cell office:value-type="string">
            <text:p>mutant</text:p>
          </table:table-cell>
        </table:table-row>
        <table:table-row table:style-name="ro1">
          <table:table-cell office:value-type="string">
            <text:p>0007CB44CE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DBAF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765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705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77C5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0007AC2B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09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6778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0007CDC443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ADED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6AB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4F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34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483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07CDAD6B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C91B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DBAF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86B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0007CD7FB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0007CDC39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38E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81D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765E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07ABF55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1">
          <table:table-cell office:value-type="string">
            <text:p>0007ACA78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705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AC2B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C44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ADED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677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DBAF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07CD77C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string">
            <text:p>0007CB349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094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72E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07CB483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string">
            <text:p>0007CDAD6B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6AB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07CDE4F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string">
            <text:p>0007CD765E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86B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07CDC39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string">
            <text:p>0007CB705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C443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ADED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ACA78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ABF55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07CD7FB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07CD81D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72E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38E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A3A3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30A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486D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07CDDBAF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86B3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C91B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40D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0007CB23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486D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37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47A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A3A3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230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30A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371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DBAF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07CB47A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5">15/02/2024</text:date>, <text:time>00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5T00:59:33.04</dc:date>
    <dc:creator>Corentin Nelias</dc:creator>
    <meta:generator>OpenOffice/4.1.14$Win32 OpenOffice.org_project/4114m1$Build-9811</meta:generator>
    <meta:editing-duration>PT5H40M22S</meta:editing-duration>
    <meta:editing-cycles>1</meta:editing-cycles>
    <meta:document-statistic meta:table-count="1" meta:cell-count="500" meta:object-count="0"/>
  </office:meta>
</office:document-meta>
</file>